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71f55" officeooo:paragraph-rsid="00171f55"/>
    </style:style>
    <style:style style:name="P2" style:family="paragraph" style:parent-style-name="Standard" style:list-style-name="L1">
      <style:text-properties officeooo:rsid="00171f55" officeooo:paragraph-rsid="00171f55"/>
    </style:style>
    <style:style style:name="P3" style:family="paragraph" style:parent-style-name="Standard">
      <style:text-properties officeooo:rsid="00171f55" officeooo:paragraph-rsid="00171f55"/>
    </style:style>
    <style:style style:name="T1" style:family="text">
      <style:text-properties officeooo:rsid="001885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selection</text:p>
      <text:p text:style-name="P1">need</text:p>
      <text:p text:style-name="P1"><text:tab/>a criterion or benchmark to compare two models</text:p>
      <text:p text:style-name="P1"><text:tab/>a search strategy to search for the best model</text:p>
      <text:p text:style-name="P1"/>
      <text:p text:style-name="P1">candidates of criteria:</text:p>
      <text:list xml:id="list5814511417828800445" text:style-name="L1">
        <text:list-item>
          <text:p text:style-name="P2">r-square: defined as <text:span text:style-name="T1">qj</text:span></text:p>
        </text:list-item>
      </text:list>
      <text:p text:style-name="P1"/>
      <text:p text:style-name="P1"/>
      <text:p text:style-name="P1"/>
      <text:p text:style-name="P1">correlation analysi of of predicto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o Wang</meta:initial-creator>
    <meta:creation-date>2014-05-08T00:27:29.068921080</meta:creation-date>
    <dc:date>2014-06-03T15:22:00.214070980</dc:date>
    <dc:creator>Chao Wang</dc:creator>
    <meta:editing-duration>PT17H47M44S</meta:editing-duration>
    <meta:editing-cycles>2</meta:editing-cycles>
    <meta:generator>LibreOffice/4.2.4.2$Linux_X86_64 LibreOffice_project/420$Build-2</meta:generator>
    <meta:document-statistic meta:table-count="0" meta:image-count="0" meta:object-count="0" meta:page-count="1" meta:paragraph-count="7" meta:word-count="33" meta:character-count="196" meta:non-whitespace-character-count="169"/>
  </office:meta>
</office:document-meta>
</file>